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8mm"/>
    </style:style>
    <style:style style:name="co3" style:family="table-column">
      <style:table-column-properties fo:break-before="auto" style:column-width="115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yöttö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epart</text:p>
          </table:table-cell>
          <table:table-cell office:value-type="string" calcext:value-type="string">
            <text:p>Autono</text:p>
          </table:table-cell>
          <table:table-cell office:value-type="string" calcext:value-type="string">
            <text:p>Route</text:p>
          </table:table-cell>
          <table:table-cell table:number-columns-repeated="3"/>
          <table:table-cell office:value-type="string" calcext:value-type="string">
            <text:p>Satunnaisluku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0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379470801827543" calcext:value-type="float">
            <text:p>0,3794708018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1"</text:p>
          </table:table-cell>
          <table:table-cell office:value-type="string" calcext:value-type="string">
            <text:p>route="Pohjoisesta</text:p>
          </table:table-cell>
          <table:table-cell office:value-type="string" calcext:value-type="string">
            <text:p>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G5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144285952575889" calcext:value-type="float">
            <text:p>0,1442859526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G6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144609243402412" calcext:value-type="float">
            <text:p>0,1446092434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G7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57671612773132" calcext:value-type="float">
            <text:p>0,5767161277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G8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306543016688736" calcext:value-type="float">
            <text:p>0,3065430167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[.G9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214382696840523" calcext:value-type="float">
            <text:p>0,2143826968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G10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202882654134577" calcext:value-type="float">
            <text:p>0,2028826541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G11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0387265166283194" calcext:value-type="float">
            <text:p>0,0387265166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G12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742822263267634" calcext:value-type="float">
            <text:p>0,7428222633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G13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988882931364328" calcext:value-type="float">
            <text:p>0,9888829314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[.G14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539886657249439" calcext:value-type="float">
            <text:p>0,5398866572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G15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0753004638639816" calcext:value-type="float">
            <text:p>0,0753004639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G16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78391669795698" calcext:value-type="float">
            <text:p>0,783916698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[.G17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0526091292534114" calcext:value-type="float">
            <text:p>0,0526091293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F([.G18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288642113558935" calcext:value-type="float">
            <text:p>0,2886421136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IF([.G19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0267786918454556" calcext:value-type="float">
            <text:p>0,0267786918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[.G20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937519583789291" calcext:value-type="float">
            <text:p>0,9375195838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IF([.G21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511715524328435" calcext:value-type="float">
            <text:p>0,5117155243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IF([.G22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461353865718952" calcext:value-type="float">
            <text:p>0,4613538657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IF([.G23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534859981645734" calcext:value-type="float">
            <text:p>0,5348599816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IF([.G24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722427489370549" calcext:value-type="float">
            <text:p>0,7224274894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IF([.G25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81867972007096" calcext:value-type="float">
            <text:p>0,8186797201</text:p>
          </table:table-cell>
          <table:table-cell table:number-columns-repeated="2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IF([.G26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942819978817112" calcext:value-type="float">
            <text:p>0,9428199788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IF([.G27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599595560616971" calcext:value-type="float">
            <text:p>0,5995955606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IF([.G28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373494387493288" calcext:value-type="float">
            <text:p>0,3734943875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IF([.G29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642748748295413" calcext:value-type="float">
            <text:p>0,6427487483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IF([.G30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566571741088716" calcext:value-type="float">
            <text:p>0,5665717411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IF([.G31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185878945817062" calcext:value-type="float">
            <text:p>0,1858789458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IF([.G32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898483653474974" calcext:value-type="float">
            <text:p>0,8984836535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IF([.G33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434921567201643" calcext:value-type="float">
            <text:p>0,4349215672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IF([.G34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682172597653947" calcext:value-type="float">
            <text:p>0,6821725977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IF([.G35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125547294088596" calcext:value-type="float">
            <text:p>0,125547294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IF([.G36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807292268185268" calcext:value-type="float">
            <text:p>0,807292268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IF([.G37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974803500673411" calcext:value-type="float">
            <text:p>0,9748035007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IF([.G38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260969691814061" calcext:value-type="float">
            <text:p>0,2609696918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IF([.G39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548276960709201" calcext:value-type="float">
            <text:p>0,5482769607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IF([.G40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682920658294363" calcext:value-type="float">
            <text:p>0,6829206583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IF([.G41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482585211085307" calcext:value-type="float">
            <text:p>0,4825852111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IF([.G42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362993320398636" calcext:value-type="float">
            <text:p>0,3629933204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IF([.G43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0276165630645252" calcext:value-type="float">
            <text:p>0,0276165631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IF([.G44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177810190801291" calcext:value-type="float">
            <text:p>0,1778101908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IF([.G45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770933199314797" calcext:value-type="float">
            <text:p>0,7709331993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IF([.G46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402701510508426" calcext:value-type="float">
            <text:p>0,4027015105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IF([.G47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534811327219737" calcext:value-type="float">
            <text:p>0,5348113272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IF([.G48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910865361738268" calcext:value-type="float">
            <text:p>0,9108653617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IF([.G49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291064912866983" calcext:value-type="float">
            <text:p>0,2910649129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IF([.G50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438395179188919" calcext:value-type="float">
            <text:p>0,4383951792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IF([.G51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280050522558609" calcext:value-type="float">
            <text:p>0,2800505226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IF([.G52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59590059810233" calcext:value-type="float">
            <text:p>0,5959005981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[.G53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372070957031844" calcext:value-type="float">
            <text:p>0,372070957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IF([.G54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65204280450849" calcext:value-type="float">
            <text:p>0,6520428045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G55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608255010789792" calcext:value-type="float">
            <text:p>0,6082550108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G56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896720687149133" calcext:value-type="float">
            <text:p>0,8967206871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G57]&gt;0.5;&quot;Etelasta_alueelle&quot;;&quot;Pohjoisesta_alueelle&quot;)" office:value-type="string" office:string-value="Etelasta_alueelle" calcext:value-type="string">
            <text:p>Etelasta_alueelle</text:p>
          </table:table-cell>
          <table:table-cell table:number-columns-repeated="3"/>
          <table:table-cell table:formula="of:=RAND()" office:value-type="float" office:value="0.678449153400482" calcext:value-type="float">
            <text:p>0,6784491534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IF([.G58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321197472901901" calcext:value-type="float">
            <text:p>0,3211974729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G59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481416221274037" calcext:value-type="float">
            <text:p>0,4814162213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G60]&gt;0.5;&quot;Etelasta_alueelle&quot;;&quot;Pohjoisesta_alueelle&quot;)" office:value-type="string" office:string-value="Pohjoisesta_alueelle" calcext:value-type="string">
            <text:p>Pohjoisesta_alueelle</text:p>
          </table:table-cell>
          <table:table-cell table:number-columns-repeated="3"/>
          <table:table-cell table:formula="of:=RAND()" office:value-type="float" office:value="0.359255007332623" calcext:value-type="float">
            <text:p>0,3592550073</text:p>
          </table:table-cell>
          <table:table-cell table:number-columns-repeated="9"/>
        </table:table-row>
      </table:table>
      <table:table table:name="Vienti" table:style-name="ta1">
        <table:table-column table:style-name="co3" table:default-cell-style-name="Default"/>
        <table:table-column table:style-name="co1" table:number-columns-repeated="16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formula="of:=CONCATENATE(&quot;&lt;vehicle depart=&quot;;CHAR(34);[Syöttö.A4];CHAR(34);&quot; id=&quot;;CHAR(34);&quot;veh&quot;;[Syöttö.B4];CHAR(34);&quot; route=&quot;;CHAR(34);[Syöttö.C4];CHAR(34);&quot; type=&quot;;CHAR(34);&quot;Car&quot;;CHAR(34);&quot; &quot;;CHAR(47);&quot;&gt;&quot;)" office:value-type="string" office:string-value="&lt;vehicle depart=&quot;0&quot; id=&quot;veh1&quot; route=&quot;Pohjoisesta_alueelle&quot; type=&quot;Car&quot; /&gt;" calcext:value-type="string">
            <text:p>&lt;vehicle depart="0" id="veh1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5];CHAR(34);&quot; id=&quot;;CHAR(34);&quot;veh&quot;;[Syöttö.B5];CHAR(34);&quot; route=&quot;;CHAR(34);[Syöttö.C5];CHAR(34);&quot; type=&quot;;CHAR(34);&quot;Car&quot;;CHAR(34);&quot; &quot;;CHAR(47);&quot;&gt;&quot;)" office:value-type="string" office:string-value="&lt;vehicle depart=&quot;1&quot; id=&quot;veh2&quot; route=&quot;Pohjoisesta_alueelle&quot; type=&quot;Car&quot; /&gt;" calcext:value-type="string">
            <text:p>&lt;vehicle depart="1" id="veh2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6];CHAR(34);&quot; id=&quot;;CHAR(34);&quot;veh&quot;;[Syöttö.B6];CHAR(34);&quot; route=&quot;;CHAR(34);[Syöttö.C6];CHAR(34);&quot; type=&quot;;CHAR(34);&quot;Car&quot;;CHAR(34);&quot; &quot;;CHAR(47);&quot;&gt;&quot;)" office:value-type="string" office:string-value="&lt;vehicle depart=&quot;2&quot; id=&quot;veh3&quot; route=&quot;Pohjoisesta_alueelle&quot; type=&quot;Car&quot; /&gt;" calcext:value-type="string">
            <text:p>&lt;vehicle depart="2" id="veh3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7];CHAR(34);&quot; id=&quot;;CHAR(34);&quot;veh&quot;;[Syöttö.B7];CHAR(34);&quot; route=&quot;;CHAR(34);[Syöttö.C7];CHAR(34);&quot; type=&quot;;CHAR(34);&quot;Car&quot;;CHAR(34);&quot; &quot;;CHAR(47);&quot;&gt;&quot;)" office:value-type="string" office:string-value="&lt;vehicle depart=&quot;3&quot; id=&quot;veh4&quot; route=&quot;Etelasta_alueelle&quot; type=&quot;Car&quot; /&gt;" calcext:value-type="string">
            <text:p>&lt;vehicle depart="3" id="veh4" route="Etelasta_alueelle" type="Car" /&gt;</text:p>
          </table:table-cell>
          <table:table-cell table:number-columns-repeated="10"/>
          <table:table-cell office:value-type="string" calcext:value-type="string">
            <text:p>&lt;vehicle</text:p>
          </table:table-cell>
          <table:table-cell office:value-type="string" calcext:value-type="string">
            <text:p>depart="0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</table:table-row>
        <table:table-row table:style-name="ro1">
          <table:table-cell table:formula="of:=CONCATENATE(&quot;&lt;vehicle depart=&quot;;CHAR(34);[Syöttö.A8];CHAR(34);&quot; id=&quot;;CHAR(34);&quot;veh&quot;;[Syöttö.B8];CHAR(34);&quot; route=&quot;;CHAR(34);[Syöttö.C8];CHAR(34);&quot; type=&quot;;CHAR(34);&quot;Car&quot;;CHAR(34);&quot; &quot;;CHAR(47);&quot;&gt;&quot;)" office:value-type="string" office:string-value="&lt;vehicle depart=&quot;4&quot; id=&quot;veh5&quot; route=&quot;Pohjoisesta_alueelle&quot; type=&quot;Car&quot; /&gt;" calcext:value-type="string">
            <text:p>&lt;vehicle depart="4" id="veh5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9];CHAR(34);&quot; id=&quot;;CHAR(34);&quot;veh&quot;;[Syöttö.B9];CHAR(34);&quot; route=&quot;;CHAR(34);[Syöttö.C9];CHAR(34);&quot; type=&quot;;CHAR(34);&quot;Car&quot;;CHAR(34);&quot; &quot;;CHAR(47);&quot;&gt;&quot;)" office:value-type="string" office:string-value="&lt;vehicle depart=&quot;5&quot; id=&quot;veh6&quot; route=&quot;Pohjoisesta_alueelle&quot; type=&quot;Car&quot; /&gt;" calcext:value-type="string">
            <text:p>&lt;vehicle depart="5" id="veh6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10];CHAR(34);&quot; id=&quot;;CHAR(34);&quot;veh&quot;;[Syöttö.B10];CHAR(34);&quot; route=&quot;;CHAR(34);[Syöttö.C10];CHAR(34);&quot; type=&quot;;CHAR(34);&quot;Car&quot;;CHAR(34);&quot; &quot;;CHAR(47);&quot;&gt;&quot;)" office:value-type="string" office:string-value="&lt;vehicle depart=&quot;6&quot; id=&quot;veh7&quot; route=&quot;Pohjoisesta_alueelle&quot; type=&quot;Car&quot; /&gt;" calcext:value-type="string">
            <text:p>&lt;vehicle depart="6" id="veh7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11];CHAR(34);&quot; id=&quot;;CHAR(34);&quot;veh&quot;;[Syöttö.B11];CHAR(34);&quot; route=&quot;;CHAR(34);[Syöttö.C11];CHAR(34);&quot; type=&quot;;CHAR(34);&quot;Car&quot;;CHAR(34);&quot; &quot;;CHAR(47);&quot;&gt;&quot;)" office:value-type="string" office:string-value="&lt;vehicle depart=&quot;7&quot; id=&quot;veh8&quot; route=&quot;Pohjoisesta_alueelle&quot; type=&quot;Car&quot; /&gt;" calcext:value-type="string">
            <text:p>&lt;vehicle depart="7" id="veh8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12];CHAR(34);&quot; id=&quot;;CHAR(34);&quot;veh&quot;;[Syöttö.B12];CHAR(34);&quot; route=&quot;;CHAR(34);[Syöttö.C12];CHAR(34);&quot; type=&quot;;CHAR(34);&quot;Car&quot;;CHAR(34);&quot; &quot;;CHAR(47);&quot;&gt;&quot;)" office:value-type="string" office:string-value="&lt;vehicle depart=&quot;8&quot; id=&quot;veh9&quot; route=&quot;Etelasta_alueelle&quot; type=&quot;Car&quot; /&gt;" calcext:value-type="string">
            <text:p>&lt;vehicle depart="8" id="veh9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13];CHAR(34);&quot; id=&quot;;CHAR(34);&quot;veh&quot;;[Syöttö.B13];CHAR(34);&quot; route=&quot;;CHAR(34);[Syöttö.C13];CHAR(34);&quot; type=&quot;;CHAR(34);&quot;Car&quot;;CHAR(34);&quot; &quot;;CHAR(47);&quot;&gt;&quot;)" office:value-type="string" office:string-value="&lt;vehicle depart=&quot;9&quot; id=&quot;veh10&quot; route=&quot;Etelasta_alueelle&quot; type=&quot;Car&quot; /&gt;" calcext:value-type="string">
            <text:p>&lt;vehicle depart="9" id="veh10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14];CHAR(34);&quot; id=&quot;;CHAR(34);&quot;veh&quot;;[Syöttö.B14];CHAR(34);&quot; route=&quot;;CHAR(34);[Syöttö.C14];CHAR(34);&quot; type=&quot;;CHAR(34);&quot;Car&quot;;CHAR(34);&quot; &quot;;CHAR(47);&quot;&gt;&quot;)" office:value-type="string" office:string-value="&lt;vehicle depart=&quot;10&quot; id=&quot;veh11&quot; route=&quot;Etelasta_alueelle&quot; type=&quot;Car&quot; /&gt;" calcext:value-type="string">
            <text:p>&lt;vehicle depart="10" id="veh11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15];CHAR(34);&quot; id=&quot;;CHAR(34);&quot;veh&quot;;[Syöttö.B15];CHAR(34);&quot; route=&quot;;CHAR(34);[Syöttö.C15];CHAR(34);&quot; type=&quot;;CHAR(34);&quot;Car&quot;;CHAR(34);&quot; &quot;;CHAR(47);&quot;&gt;&quot;)" office:value-type="string" office:string-value="&lt;vehicle depart=&quot;11&quot; id=&quot;veh12&quot; route=&quot;Pohjoisesta_alueelle&quot; type=&quot;Car&quot; /&gt;" calcext:value-type="string">
            <text:p>&lt;vehicle depart="11" id="veh12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16];CHAR(34);&quot; id=&quot;;CHAR(34);&quot;veh&quot;;[Syöttö.B16];CHAR(34);&quot; route=&quot;;CHAR(34);[Syöttö.C16];CHAR(34);&quot; type=&quot;;CHAR(34);&quot;Car&quot;;CHAR(34);&quot; &quot;;CHAR(47);&quot;&gt;&quot;)" office:value-type="string" office:string-value="&lt;vehicle depart=&quot;12&quot; id=&quot;veh13&quot; route=&quot;Etelasta_alueelle&quot; type=&quot;Car&quot; /&gt;" calcext:value-type="string">
            <text:p>&lt;vehicle depart="12" id="veh13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17];CHAR(34);&quot; id=&quot;;CHAR(34);&quot;veh&quot;;[Syöttö.B17];CHAR(34);&quot; route=&quot;;CHAR(34);[Syöttö.C17];CHAR(34);&quot; type=&quot;;CHAR(34);&quot;Car&quot;;CHAR(34);&quot; &quot;;CHAR(47);&quot;&gt;&quot;)" office:value-type="string" office:string-value="&lt;vehicle depart=&quot;13&quot; id=&quot;veh14&quot; route=&quot;Pohjoisesta_alueelle&quot; type=&quot;Car&quot; /&gt;" calcext:value-type="string">
            <text:p>&lt;vehicle depart="13" id="veh14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18];CHAR(34);&quot; id=&quot;;CHAR(34);&quot;veh&quot;;[Syöttö.B18];CHAR(34);&quot; route=&quot;;CHAR(34);[Syöttö.C18];CHAR(34);&quot; type=&quot;;CHAR(34);&quot;Car&quot;;CHAR(34);&quot; &quot;;CHAR(47);&quot;&gt;&quot;)" office:value-type="string" office:string-value="&lt;vehicle depart=&quot;14&quot; id=&quot;veh15&quot; route=&quot;Pohjoisesta_alueelle&quot; type=&quot;Car&quot; /&gt;" calcext:value-type="string">
            <text:p>&lt;vehicle depart="14" id="veh15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19];CHAR(34);&quot; id=&quot;;CHAR(34);&quot;veh&quot;;[Syöttö.B19];CHAR(34);&quot; route=&quot;;CHAR(34);[Syöttö.C19];CHAR(34);&quot; type=&quot;;CHAR(34);&quot;Car&quot;;CHAR(34);&quot; &quot;;CHAR(47);&quot;&gt;&quot;)" office:value-type="string" office:string-value="&lt;vehicle depart=&quot;15&quot; id=&quot;veh16&quot; route=&quot;Pohjoisesta_alueelle&quot; type=&quot;Car&quot; /&gt;" calcext:value-type="string">
            <text:p>&lt;vehicle depart="15" id="veh16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20];CHAR(34);&quot; id=&quot;;CHAR(34);&quot;veh&quot;;[Syöttö.B20];CHAR(34);&quot; route=&quot;;CHAR(34);[Syöttö.C20];CHAR(34);&quot; type=&quot;;CHAR(34);&quot;Car&quot;;CHAR(34);&quot; &quot;;CHAR(47);&quot;&gt;&quot;)" office:value-type="string" office:string-value="&lt;vehicle depart=&quot;16&quot; id=&quot;veh17&quot; route=&quot;Etelasta_alueelle&quot; type=&quot;Car&quot; /&gt;" calcext:value-type="string">
            <text:p>&lt;vehicle depart="16" id="veh17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21];CHAR(34);&quot; id=&quot;;CHAR(34);&quot;veh&quot;;[Syöttö.B21];CHAR(34);&quot; route=&quot;;CHAR(34);[Syöttö.C21];CHAR(34);&quot; type=&quot;;CHAR(34);&quot;Car&quot;;CHAR(34);&quot; &quot;;CHAR(47);&quot;&gt;&quot;)" office:value-type="string" office:string-value="&lt;vehicle depart=&quot;17&quot; id=&quot;veh18&quot; route=&quot;Etelasta_alueelle&quot; type=&quot;Car&quot; /&gt;" calcext:value-type="string">
            <text:p>&lt;vehicle depart="17" id="veh18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22];CHAR(34);&quot; id=&quot;;CHAR(34);&quot;veh&quot;;[Syöttö.B22];CHAR(34);&quot; route=&quot;;CHAR(34);[Syöttö.C22];CHAR(34);&quot; type=&quot;;CHAR(34);&quot;Car&quot;;CHAR(34);&quot; &quot;;CHAR(47);&quot;&gt;&quot;)" office:value-type="string" office:string-value="&lt;vehicle depart=&quot;18&quot; id=&quot;veh19&quot; route=&quot;Pohjoisesta_alueelle&quot; type=&quot;Car&quot; /&gt;" calcext:value-type="string">
            <text:p>&lt;vehicle depart="18" id="veh19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23];CHAR(34);&quot; id=&quot;;CHAR(34);&quot;veh&quot;;[Syöttö.B23];CHAR(34);&quot; route=&quot;;CHAR(34);[Syöttö.C23];CHAR(34);&quot; type=&quot;;CHAR(34);&quot;Car&quot;;CHAR(34);&quot; &quot;;CHAR(47);&quot;&gt;&quot;)" office:value-type="string" office:string-value="&lt;vehicle depart=&quot;19&quot; id=&quot;veh20&quot; route=&quot;Etelasta_alueelle&quot; type=&quot;Car&quot; /&gt;" calcext:value-type="string">
            <text:p>&lt;vehicle depart="19" id="veh20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24];CHAR(34);&quot; id=&quot;;CHAR(34);&quot;veh&quot;;[Syöttö.B24];CHAR(34);&quot; route=&quot;;CHAR(34);[Syöttö.C24];CHAR(34);&quot; type=&quot;;CHAR(34);&quot;Car&quot;;CHAR(34);&quot; &quot;;CHAR(47);&quot;&gt;&quot;)" office:value-type="string" office:string-value="&lt;vehicle depart=&quot;20&quot; id=&quot;veh21&quot; route=&quot;Etelasta_alueelle&quot; type=&quot;Car&quot; /&gt;" calcext:value-type="string">
            <text:p>&lt;vehicle depart="20" id="veh21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25];CHAR(34);&quot; id=&quot;;CHAR(34);&quot;veh&quot;;[Syöttö.B25];CHAR(34);&quot; route=&quot;;CHAR(34);[Syöttö.C25];CHAR(34);&quot; type=&quot;;CHAR(34);&quot;Car&quot;;CHAR(34);&quot; &quot;;CHAR(47);&quot;&gt;&quot;)" office:value-type="string" office:string-value="&lt;vehicle depart=&quot;21&quot; id=&quot;veh22&quot; route=&quot;Etelasta_alueelle&quot; type=&quot;Car&quot; /&gt;" calcext:value-type="string">
            <text:p>&lt;vehicle depart="21" id="veh22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26];CHAR(34);&quot; id=&quot;;CHAR(34);&quot;veh&quot;;[Syöttö.B26];CHAR(34);&quot; route=&quot;;CHAR(34);[Syöttö.C26];CHAR(34);&quot; type=&quot;;CHAR(34);&quot;Car&quot;;CHAR(34);&quot; &quot;;CHAR(47);&quot;&gt;&quot;)" office:value-type="string" office:string-value="&lt;vehicle depart=&quot;22&quot; id=&quot;veh23&quot; route=&quot;Etelasta_alueelle&quot; type=&quot;Car&quot; /&gt;" calcext:value-type="string">
            <text:p>&lt;vehicle depart="22" id="veh23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27];CHAR(34);&quot; id=&quot;;CHAR(34);&quot;veh&quot;;[Syöttö.B27];CHAR(34);&quot; route=&quot;;CHAR(34);[Syöttö.C27];CHAR(34);&quot; type=&quot;;CHAR(34);&quot;Car&quot;;CHAR(34);&quot; &quot;;CHAR(47);&quot;&gt;&quot;)" office:value-type="string" office:string-value="&lt;vehicle depart=&quot;23&quot; id=&quot;veh24&quot; route=&quot;Etelasta_alueelle&quot; type=&quot;Car&quot; /&gt;" calcext:value-type="string">
            <text:p>&lt;vehicle depart="23" id="veh24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28];CHAR(34);&quot; id=&quot;;CHAR(34);&quot;veh&quot;;[Syöttö.B28];CHAR(34);&quot; route=&quot;;CHAR(34);[Syöttö.C28];CHAR(34);&quot; type=&quot;;CHAR(34);&quot;Car&quot;;CHAR(34);&quot; &quot;;CHAR(47);&quot;&gt;&quot;)" office:value-type="string" office:string-value="&lt;vehicle depart=&quot;24&quot; id=&quot;veh25&quot; route=&quot;Pohjoisesta_alueelle&quot; type=&quot;Car&quot; /&gt;" calcext:value-type="string">
            <text:p>&lt;vehicle depart="24" id="veh25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29];CHAR(34);&quot; id=&quot;;CHAR(34);&quot;veh&quot;;[Syöttö.B29];CHAR(34);&quot; route=&quot;;CHAR(34);[Syöttö.C29];CHAR(34);&quot; type=&quot;;CHAR(34);&quot;Car&quot;;CHAR(34);&quot; &quot;;CHAR(47);&quot;&gt;&quot;)" office:value-type="string" office:string-value="&lt;vehicle depart=&quot;25&quot; id=&quot;veh26&quot; route=&quot;Etelasta_alueelle&quot; type=&quot;Car&quot; /&gt;" calcext:value-type="string">
            <text:p>&lt;vehicle depart="25" id="veh26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30];CHAR(34);&quot; id=&quot;;CHAR(34);&quot;veh&quot;;[Syöttö.B30];CHAR(34);&quot; route=&quot;;CHAR(34);[Syöttö.C30];CHAR(34);&quot; type=&quot;;CHAR(34);&quot;Car&quot;;CHAR(34);&quot; &quot;;CHAR(47);&quot;&gt;&quot;)" office:value-type="string" office:string-value="&lt;vehicle depart=&quot;26&quot; id=&quot;veh27&quot; route=&quot;Etelasta_alueelle&quot; type=&quot;Car&quot; /&gt;" calcext:value-type="string">
            <text:p>&lt;vehicle depart="26" id="veh27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31];CHAR(34);&quot; id=&quot;;CHAR(34);&quot;veh&quot;;[Syöttö.B31];CHAR(34);&quot; route=&quot;;CHAR(34);[Syöttö.C31];CHAR(34);&quot; type=&quot;;CHAR(34);&quot;Car&quot;;CHAR(34);&quot; &quot;;CHAR(47);&quot;&gt;&quot;)" office:value-type="string" office:string-value="&lt;vehicle depart=&quot;27&quot; id=&quot;veh28&quot; route=&quot;Pohjoisesta_alueelle&quot; type=&quot;Car&quot; /&gt;" calcext:value-type="string">
            <text:p>&lt;vehicle depart="27" id="veh28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32];CHAR(34);&quot; id=&quot;;CHAR(34);&quot;veh&quot;;[Syöttö.B32];CHAR(34);&quot; route=&quot;;CHAR(34);[Syöttö.C32];CHAR(34);&quot; type=&quot;;CHAR(34);&quot;Car&quot;;CHAR(34);&quot; &quot;;CHAR(47);&quot;&gt;&quot;)" office:value-type="string" office:string-value="&lt;vehicle depart=&quot;28&quot; id=&quot;veh29&quot; route=&quot;Etelasta_alueelle&quot; type=&quot;Car&quot; /&gt;" calcext:value-type="string">
            <text:p>&lt;vehicle depart="28" id="veh29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33];CHAR(34);&quot; id=&quot;;CHAR(34);&quot;veh&quot;;[Syöttö.B33];CHAR(34);&quot; route=&quot;;CHAR(34);[Syöttö.C33];CHAR(34);&quot; type=&quot;;CHAR(34);&quot;Car&quot;;CHAR(34);&quot; &quot;;CHAR(47);&quot;&gt;&quot;)" office:value-type="string" office:string-value="&lt;vehicle depart=&quot;29&quot; id=&quot;veh30&quot; route=&quot;Pohjoisesta_alueelle&quot; type=&quot;Car&quot; /&gt;" calcext:value-type="string">
            <text:p>&lt;vehicle depart="29" id="veh30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34];CHAR(34);&quot; id=&quot;;CHAR(34);&quot;veh&quot;;[Syöttö.B34];CHAR(34);&quot; route=&quot;;CHAR(34);[Syöttö.C34];CHAR(34);&quot; type=&quot;;CHAR(34);&quot;Car&quot;;CHAR(34);&quot; &quot;;CHAR(47);&quot;&gt;&quot;)" office:value-type="string" office:string-value="&lt;vehicle depart=&quot;30&quot; id=&quot;veh31&quot; route=&quot;Etelasta_alueelle&quot; type=&quot;Car&quot; /&gt;" calcext:value-type="string">
            <text:p>&lt;vehicle depart="30" id="veh31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35];CHAR(34);&quot; id=&quot;;CHAR(34);&quot;veh&quot;;[Syöttö.B35];CHAR(34);&quot; route=&quot;;CHAR(34);[Syöttö.C35];CHAR(34);&quot; type=&quot;;CHAR(34);&quot;Car&quot;;CHAR(34);&quot; &quot;;CHAR(47);&quot;&gt;&quot;)" office:value-type="string" office:string-value="&lt;vehicle depart=&quot;31&quot; id=&quot;veh32&quot; route=&quot;Pohjoisesta_alueelle&quot; type=&quot;Car&quot; /&gt;" calcext:value-type="string">
            <text:p>&lt;vehicle depart="31" id="veh32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36];CHAR(34);&quot; id=&quot;;CHAR(34);&quot;veh&quot;;[Syöttö.B36];CHAR(34);&quot; route=&quot;;CHAR(34);[Syöttö.C36];CHAR(34);&quot; type=&quot;;CHAR(34);&quot;Car&quot;;CHAR(34);&quot; &quot;;CHAR(47);&quot;&gt;&quot;)" office:value-type="string" office:string-value="&lt;vehicle depart=&quot;32&quot; id=&quot;veh33&quot; route=&quot;Etelasta_alueelle&quot; type=&quot;Car&quot; /&gt;" calcext:value-type="string">
            <text:p>&lt;vehicle depart="32" id="veh33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37];CHAR(34);&quot; id=&quot;;CHAR(34);&quot;veh&quot;;[Syöttö.B37];CHAR(34);&quot; route=&quot;;CHAR(34);[Syöttö.C37];CHAR(34);&quot; type=&quot;;CHAR(34);&quot;Car&quot;;CHAR(34);&quot; &quot;;CHAR(47);&quot;&gt;&quot;)" office:value-type="string" office:string-value="&lt;vehicle depart=&quot;33&quot; id=&quot;veh34&quot; route=&quot;Etelasta_alueelle&quot; type=&quot;Car&quot; /&gt;" calcext:value-type="string">
            <text:p>&lt;vehicle depart="33" id="veh34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38];CHAR(34);&quot; id=&quot;;CHAR(34);&quot;veh&quot;;[Syöttö.B38];CHAR(34);&quot; route=&quot;;CHAR(34);[Syöttö.C38];CHAR(34);&quot; type=&quot;;CHAR(34);&quot;Car&quot;;CHAR(34);&quot; &quot;;CHAR(47);&quot;&gt;&quot;)" office:value-type="string" office:string-value="&lt;vehicle depart=&quot;34&quot; id=&quot;veh35&quot; route=&quot;Pohjoisesta_alueelle&quot; type=&quot;Car&quot; /&gt;" calcext:value-type="string">
            <text:p>&lt;vehicle depart="34" id="veh35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39];CHAR(34);&quot; id=&quot;;CHAR(34);&quot;veh&quot;;[Syöttö.B39];CHAR(34);&quot; route=&quot;;CHAR(34);[Syöttö.C39];CHAR(34);&quot; type=&quot;;CHAR(34);&quot;Car&quot;;CHAR(34);&quot; &quot;;CHAR(47);&quot;&gt;&quot;)" office:value-type="string" office:string-value="&lt;vehicle depart=&quot;35&quot; id=&quot;veh36&quot; route=&quot;Etelasta_alueelle&quot; type=&quot;Car&quot; /&gt;" calcext:value-type="string">
            <text:p>&lt;vehicle depart="35" id="veh36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40];CHAR(34);&quot; id=&quot;;CHAR(34);&quot;veh&quot;;[Syöttö.B40];CHAR(34);&quot; route=&quot;;CHAR(34);[Syöttö.C40];CHAR(34);&quot; type=&quot;;CHAR(34);&quot;Car&quot;;CHAR(34);&quot; &quot;;CHAR(47);&quot;&gt;&quot;)" office:value-type="string" office:string-value="&lt;vehicle depart=&quot;36&quot; id=&quot;veh37&quot; route=&quot;Etelasta_alueelle&quot; type=&quot;Car&quot; /&gt;" calcext:value-type="string">
            <text:p>&lt;vehicle depart="36" id="veh37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41];CHAR(34);&quot; id=&quot;;CHAR(34);&quot;veh&quot;;[Syöttö.B41];CHAR(34);&quot; route=&quot;;CHAR(34);[Syöttö.C41];CHAR(34);&quot; type=&quot;;CHAR(34);&quot;Car&quot;;CHAR(34);&quot; &quot;;CHAR(47);&quot;&gt;&quot;)" office:value-type="string" office:string-value="&lt;vehicle depart=&quot;37&quot; id=&quot;veh38&quot; route=&quot;Pohjoisesta_alueelle&quot; type=&quot;Car&quot; /&gt;" calcext:value-type="string">
            <text:p>&lt;vehicle depart="37" id="veh38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42];CHAR(34);&quot; id=&quot;;CHAR(34);&quot;veh&quot;;[Syöttö.B42];CHAR(34);&quot; route=&quot;;CHAR(34);[Syöttö.C42];CHAR(34);&quot; type=&quot;;CHAR(34);&quot;Car&quot;;CHAR(34);&quot; &quot;;CHAR(47);&quot;&gt;&quot;)" office:value-type="string" office:string-value="&lt;vehicle depart=&quot;38&quot; id=&quot;veh39&quot; route=&quot;Pohjoisesta_alueelle&quot; type=&quot;Car&quot; /&gt;" calcext:value-type="string">
            <text:p>&lt;vehicle depart="38" id="veh39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43];CHAR(34);&quot; id=&quot;;CHAR(34);&quot;veh&quot;;[Syöttö.B43];CHAR(34);&quot; route=&quot;;CHAR(34);[Syöttö.C43];CHAR(34);&quot; type=&quot;;CHAR(34);&quot;Car&quot;;CHAR(34);&quot; &quot;;CHAR(47);&quot;&gt;&quot;)" office:value-type="string" office:string-value="&lt;vehicle depart=&quot;39&quot; id=&quot;veh40&quot; route=&quot;Pohjoisesta_alueelle&quot; type=&quot;Car&quot; /&gt;" calcext:value-type="string">
            <text:p>&lt;vehicle depart="39" id="veh40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44];CHAR(34);&quot; id=&quot;;CHAR(34);&quot;veh&quot;;[Syöttö.B44];CHAR(34);&quot; route=&quot;;CHAR(34);[Syöttö.C44];CHAR(34);&quot; type=&quot;;CHAR(34);&quot;Car&quot;;CHAR(34);&quot; &quot;;CHAR(47);&quot;&gt;&quot;)" office:value-type="string" office:string-value="&lt;vehicle depart=&quot;40&quot; id=&quot;veh41&quot; route=&quot;Pohjoisesta_alueelle&quot; type=&quot;Car&quot; /&gt;" calcext:value-type="string">
            <text:p>&lt;vehicle depart="40" id="veh41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45];CHAR(34);&quot; id=&quot;;CHAR(34);&quot;veh&quot;;[Syöttö.B45];CHAR(34);&quot; route=&quot;;CHAR(34);[Syöttö.C45];CHAR(34);&quot; type=&quot;;CHAR(34);&quot;Car&quot;;CHAR(34);&quot; &quot;;CHAR(47);&quot;&gt;&quot;)" office:value-type="string" office:string-value="&lt;vehicle depart=&quot;41&quot; id=&quot;veh42&quot; route=&quot;Etelasta_alueelle&quot; type=&quot;Car&quot; /&gt;" calcext:value-type="string">
            <text:p>&lt;vehicle depart="41" id="veh42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46];CHAR(34);&quot; id=&quot;;CHAR(34);&quot;veh&quot;;[Syöttö.B46];CHAR(34);&quot; route=&quot;;CHAR(34);[Syöttö.C46];CHAR(34);&quot; type=&quot;;CHAR(34);&quot;Car&quot;;CHAR(34);&quot; &quot;;CHAR(47);&quot;&gt;&quot;)" office:value-type="string" office:string-value="&lt;vehicle depart=&quot;42&quot; id=&quot;veh43&quot; route=&quot;Pohjoisesta_alueelle&quot; type=&quot;Car&quot; /&gt;" calcext:value-type="string">
            <text:p>&lt;vehicle depart="42" id="veh43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47];CHAR(34);&quot; id=&quot;;CHAR(34);&quot;veh&quot;;[Syöttö.B47];CHAR(34);&quot; route=&quot;;CHAR(34);[Syöttö.C47];CHAR(34);&quot; type=&quot;;CHAR(34);&quot;Car&quot;;CHAR(34);&quot; &quot;;CHAR(47);&quot;&gt;&quot;)" office:value-type="string" office:string-value="&lt;vehicle depart=&quot;43&quot; id=&quot;veh44&quot; route=&quot;Etelasta_alueelle&quot; type=&quot;Car&quot; /&gt;" calcext:value-type="string">
            <text:p>&lt;vehicle depart="43" id="veh44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48];CHAR(34);&quot; id=&quot;;CHAR(34);&quot;veh&quot;;[Syöttö.B48];CHAR(34);&quot; route=&quot;;CHAR(34);[Syöttö.C48];CHAR(34);&quot; type=&quot;;CHAR(34);&quot;Car&quot;;CHAR(34);&quot; &quot;;CHAR(47);&quot;&gt;&quot;)" office:value-type="string" office:string-value="&lt;vehicle depart=&quot;44&quot; id=&quot;veh45&quot; route=&quot;Etelasta_alueelle&quot; type=&quot;Car&quot; /&gt;" calcext:value-type="string">
            <text:p>&lt;vehicle depart="44" id="veh45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49];CHAR(34);&quot; id=&quot;;CHAR(34);&quot;veh&quot;;[Syöttö.B49];CHAR(34);&quot; route=&quot;;CHAR(34);[Syöttö.C49];CHAR(34);&quot; type=&quot;;CHAR(34);&quot;Car&quot;;CHAR(34);&quot; &quot;;CHAR(47);&quot;&gt;&quot;)" office:value-type="string" office:string-value="&lt;vehicle depart=&quot;45&quot; id=&quot;veh46&quot; route=&quot;Pohjoisesta_alueelle&quot; type=&quot;Car&quot; /&gt;" calcext:value-type="string">
            <text:p>&lt;vehicle depart="45" id="veh46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50];CHAR(34);&quot; id=&quot;;CHAR(34);&quot;veh&quot;;[Syöttö.B50];CHAR(34);&quot; route=&quot;;CHAR(34);[Syöttö.C50];CHAR(34);&quot; type=&quot;;CHAR(34);&quot;Car&quot;;CHAR(34);&quot; &quot;;CHAR(47);&quot;&gt;&quot;)" office:value-type="string" office:string-value="&lt;vehicle depart=&quot;46&quot; id=&quot;veh47&quot; route=&quot;Pohjoisesta_alueelle&quot; type=&quot;Car&quot; /&gt;" calcext:value-type="string">
            <text:p>&lt;vehicle depart="46" id="veh47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51];CHAR(34);&quot; id=&quot;;CHAR(34);&quot;veh&quot;;[Syöttö.B51];CHAR(34);&quot; route=&quot;;CHAR(34);[Syöttö.C51];CHAR(34);&quot; type=&quot;;CHAR(34);&quot;Car&quot;;CHAR(34);&quot; &quot;;CHAR(47);&quot;&gt;&quot;)" office:value-type="string" office:string-value="&lt;vehicle depart=&quot;47&quot; id=&quot;veh48&quot; route=&quot;Pohjoisesta_alueelle&quot; type=&quot;Car&quot; /&gt;" calcext:value-type="string">
            <text:p>&lt;vehicle depart="47" id="veh48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52];CHAR(34);&quot; id=&quot;;CHAR(34);&quot;veh&quot;;[Syöttö.B52];CHAR(34);&quot; route=&quot;;CHAR(34);[Syöttö.C52];CHAR(34);&quot; type=&quot;;CHAR(34);&quot;Car&quot;;CHAR(34);&quot; &quot;;CHAR(47);&quot;&gt;&quot;)" office:value-type="string" office:string-value="&lt;vehicle depart=&quot;48&quot; id=&quot;veh49&quot; route=&quot;Etelasta_alueelle&quot; type=&quot;Car&quot; /&gt;" calcext:value-type="string">
            <text:p>&lt;vehicle depart="48" id="veh49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53];CHAR(34);&quot; id=&quot;;CHAR(34);&quot;veh&quot;;[Syöttö.B53];CHAR(34);&quot; route=&quot;;CHAR(34);[Syöttö.C53];CHAR(34);&quot; type=&quot;;CHAR(34);&quot;Car&quot;;CHAR(34);&quot; &quot;;CHAR(47);&quot;&gt;&quot;)" office:value-type="string" office:string-value="&lt;vehicle depart=&quot;49&quot; id=&quot;veh50&quot; route=&quot;Pohjoisesta_alueelle&quot; type=&quot;Car&quot; /&gt;" calcext:value-type="string">
            <text:p>&lt;vehicle depart="49" id="veh50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54];CHAR(34);&quot; id=&quot;;CHAR(34);&quot;veh&quot;;[Syöttö.B54];CHAR(34);&quot; route=&quot;;CHAR(34);[Syöttö.C54];CHAR(34);&quot; type=&quot;;CHAR(34);&quot;Car&quot;;CHAR(34);&quot; &quot;;CHAR(47);&quot;&gt;&quot;)" office:value-type="string" office:string-value="&lt;vehicle depart=&quot;50&quot; id=&quot;veh51&quot; route=&quot;Etelasta_alueelle&quot; type=&quot;Car&quot; /&gt;" calcext:value-type="string">
            <text:p>&lt;vehicle depart="50" id="veh51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55];CHAR(34);&quot; id=&quot;;CHAR(34);&quot;veh&quot;;[Syöttö.B55];CHAR(34);&quot; route=&quot;;CHAR(34);[Syöttö.C55];CHAR(34);&quot; type=&quot;;CHAR(34);&quot;Car&quot;;CHAR(34);&quot; &quot;;CHAR(47);&quot;&gt;&quot;)" office:value-type="string" office:string-value="&lt;vehicle depart=&quot;51&quot; id=&quot;veh52&quot; route=&quot;Etelasta_alueelle&quot; type=&quot;Car&quot; /&gt;" calcext:value-type="string">
            <text:p>&lt;vehicle depart="51" id="veh52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56];CHAR(34);&quot; id=&quot;;CHAR(34);&quot;veh&quot;;[Syöttö.B56];CHAR(34);&quot; route=&quot;;CHAR(34);[Syöttö.C56];CHAR(34);&quot; type=&quot;;CHAR(34);&quot;Car&quot;;CHAR(34);&quot; &quot;;CHAR(47);&quot;&gt;&quot;)" office:value-type="string" office:string-value="&lt;vehicle depart=&quot;52&quot; id=&quot;veh53&quot; route=&quot;Etelasta_alueelle&quot; type=&quot;Car&quot; /&gt;" calcext:value-type="string">
            <text:p>&lt;vehicle depart="52" id="veh53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57];CHAR(34);&quot; id=&quot;;CHAR(34);&quot;veh&quot;;[Syöttö.B57];CHAR(34);&quot; route=&quot;;CHAR(34);[Syöttö.C57];CHAR(34);&quot; type=&quot;;CHAR(34);&quot;Car&quot;;CHAR(34);&quot; &quot;;CHAR(47);&quot;&gt;&quot;)" office:value-type="string" office:string-value="&lt;vehicle depart=&quot;53&quot; id=&quot;veh54&quot; route=&quot;Etelasta_alueelle&quot; type=&quot;Car&quot; /&gt;" calcext:value-type="string">
            <text:p>&lt;vehicle depart="53" id="veh54" route="Etela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58];CHAR(34);&quot; id=&quot;;CHAR(34);&quot;veh&quot;;[Syöttö.B58];CHAR(34);&quot; route=&quot;;CHAR(34);[Syöttö.C58];CHAR(34);&quot; type=&quot;;CHAR(34);&quot;Car&quot;;CHAR(34);&quot; &quot;;CHAR(47);&quot;&gt;&quot;)" office:value-type="string" office:string-value="&lt;vehicle depart=&quot;54&quot; id=&quot;veh55&quot; route=&quot;Pohjoisesta_alueelle&quot; type=&quot;Car&quot; /&gt;" calcext:value-type="string">
            <text:p>&lt;vehicle depart="54" id="veh55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59];CHAR(34);&quot; id=&quot;;CHAR(34);&quot;veh&quot;;[Syöttö.B59];CHAR(34);&quot; route=&quot;;CHAR(34);[Syöttö.C59];CHAR(34);&quot; type=&quot;;CHAR(34);&quot;Car&quot;;CHAR(34);&quot; &quot;;CHAR(47);&quot;&gt;&quot;)" office:value-type="string" office:string-value="&lt;vehicle depart=&quot;55&quot; id=&quot;veh56&quot; route=&quot;Pohjoisesta_alueelle&quot; type=&quot;Car&quot; /&gt;" calcext:value-type="string">
            <text:p>&lt;vehicle depart="55" id="veh56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60];CHAR(34);&quot; id=&quot;;CHAR(34);&quot;veh&quot;;[Syöttö.B60];CHAR(34);&quot; route=&quot;;CHAR(34);[Syöttö.C60];CHAR(34);&quot; type=&quot;;CHAR(34);&quot;Car&quot;;CHAR(34);&quot; &quot;;CHAR(47);&quot;&gt;&quot;)" office:value-type="string" office:string-value="&lt;vehicle depart=&quot;56&quot; id=&quot;veh57&quot; route=&quot;Pohjoisesta_alueelle&quot; type=&quot;Car&quot; /&gt;" calcext:value-type="string">
            <text:p>&lt;vehicle depart="56" id="veh57" route="Pohjoisesta_alueelle" type="Car" /&gt;</text:p>
          </table:table-cell>
          <table:table-cell table:number-columns-repeated="16"/>
        </table:table-row>
        <table:table-row table:style-name="ro1">
          <table:table-cell table:formula="of:=CONCATENATE(&quot;&lt;vehicle depart=&quot;;CHAR(34);[Syöttö.A61];CHAR(34);&quot; id=&quot;;CHAR(34);&quot;veh&quot;;[Syöttö.B61];CHAR(34);&quot; route=&quot;;CHAR(34);[Syöttö.C61];CHAR(34);&quot; type=&quot;;CHAR(34);&quot;Car&quot;;CHAR(34);&quot; &quot;;CHAR(47);&quot;&gt;&quot;)" office:value-type="string" office:string-value="&lt;vehicle depart=&quot;&quot; id=&quot;veh&quot; route=&quot;&quot; type=&quot;Car&quot; /&gt;" calcext:value-type="string">
            <text:p>&lt;vehicle depart="" id="veh" route="" type="Car" /&gt;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6:11:31.972641947</meta:creation-date>
    <dc:date>2016-09-22T16:39:59.525809654</dc:date>
    <meta:editing-duration>PT22M58S</meta:editing-duration>
    <meta:editing-cycles>5</meta:editing-cycles>
    <meta:generator>LibreOffice/5.1.4.2$Linux_x86 LibreOffice_project/10m0$Build-2</meta:generator>
    <meta:document-statistic meta:table-count="2" meta:cell-count="435" meta:object-count="0"/>
  </office:meta>
</office:document-meta>
</file>